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265957" calcext:value-type="float">
            <text:p>0.265957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8085" calcext:value-type="float">
            <text:p>0.46808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2*MIN([.A1];[.A2])/([.A1]+[.A2])" office:value-type="float" office:value="1" calcext:value-type="float">
            <text:p>1</text:p>
          </table:table-cell>
          <table:table-cell table:formula="of:=2*MIN([.B1];[.B2])/([.B1]+[.B2])" office:value-type="float" office:value="0" calcext:value-type="float">
            <text:p>0</text:p>
          </table:table-cell>
          <table:table-cell table:formula="of:=2*MIN([.C1];[.C2])/([.C1]+[.C2])" office:value-type="float" office:value="1" calcext:value-type="float">
            <text:p>1</text:p>
          </table:table-cell>
          <table:table-cell table:formula="of:=2*MIN([.D1];[.D2])/([.D1]+[.D2])" office:value-type="string" office:string-value="" calcext:value-type="error">
            <text:p>#DIV/0!</text:p>
          </table:table-cell>
          <table:table-cell table:formula="of:=2*MIN([.E1];[.E2])/([.E1]+[.E2])" office:value-type="float" office:value="0" calcext:value-type="float">
            <text:p>0</text:p>
          </table:table-cell>
          <table:table-cell table:formula="of:=2*MIN([.F1];[.F2])/([.F1]+[.F2])" office:value-type="float" office:value="1" calcext:value-type="float">
            <text:p>1</text:p>
          </table:table-cell>
          <table:table-cell table:formula="of:=2*MIN([.G1];[.G2])/([.G1]+[.G2])" office:value-type="float" office:value="0.857142857142857" calcext:value-type="float">
            <text:p>0.857142857142857</text:p>
          </table:table-cell>
          <table:table-cell table:formula="of:=2*MIN([.H1];[.H2])/([.H1]+[.H2])" office:value-type="float" office:value="0" calcext:value-type="float">
            <text:p>0</text:p>
          </table:table-cell>
          <table:table-cell table:formula="of:=2*MIN([.I1];[.I2])/([.I1]+[.I2])" office:value-type="float" office:value="0.72463700987137" calcext:value-type="float">
            <text:p>0.72463700987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07:55:52.810000000</meta:creation-date>
    <dc:date>2024-03-28T13:31:34.804000000</dc:date>
    <meta:editing-duration>PT5H35M41S</meta:editing-duration>
    <meta:editing-cycles>2</meta:editing-cycles>
    <meta:generator>LibreOffice/7.4.4.2$Windows_X86_64 LibreOffice_project/85569322deea74ec9134968a29af2df5663baa21</meta:generator>
    <meta:document-statistic meta:table-count="1" meta:cell-count="27" meta:object-count="0"/>
  </office:meta>
</office:document-meta>
</file>